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, 'Courier New', monospac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List_20_Paragraph">
      <style:paragraph-properties fo:margin-left="0in" fo:margin-top="0in" fo:margin-bottom="0in" style:contextual-spacing="true" fo:text-align="center" style:justify-single-word="false" fo:text-indent="0.3937in" style:auto-text-indent="false" fo:break-before="page"/>
    </style:style>
    <style:style style:name="P3" style:family="paragraph" style:parent-style-name="List_20_Paragraph">
      <style:paragraph-properties fo:margin-left="0.5in" fo:text-align="center" style:justify-single-word="false" fo:text-indent="0.3937in" style:auto-text-indent="false" fo:break-before="page"/>
    </style:style>
    <style:style style:name="P4" style:family="paragraph" style:parent-style-name="List_20_Paragraph">
      <style:paragraph-properties fo:margin-left="0.5in" fo:text-align="justify" style:justify-single-word="false" fo:text-indent="0.3937in" style:auto-text-indent="false"/>
    </style:style>
    <style:style style:name="P5" style:family="paragraph" style:parent-style-name="Standard">
      <style:paragraph-properties fo:margin-top="0in" fo:margin-bottom="0in" style:contextual-spacing="false" fo:text-align="center" style:justify-single-word="false" fo:text-indent="0.3937in" style:auto-text-indent="false"/>
    </style:style>
    <style:style style:name="P6" style:family="paragraph" style:parent-style-name="Standard">
      <style:paragraph-properties fo:text-align="center" style:justify-single-word="false" fo:text-indent="0.3937in" style:auto-text-indent="false"/>
    </style:style>
    <style:style style:name="P7" style:family="paragraph" style:parent-style-name="Standard">
      <style:paragraph-properties fo:text-align="center" style:justify-single-word="false" fo:text-indent="0.3937in" style:auto-text-indent="false">
        <style:tab-stops>
          <style:tab-stop style:position="4.7252in"/>
        </style:tab-stops>
      </style:paragraph-properties>
    </style:style>
    <style:style style:name="P8" style:family="paragraph" style:parent-style-name="Standard">
      <style:paragraph-properties fo:margin-top="0in" fo:margin-bottom="0in" style:contextual-spacing="false" fo:text-align="center" style:justify-single-word="false" fo:text-indent="0.3937in" style:auto-text-indent="false"/>
      <style:text-properties fo:font-size="12pt" fo:font-weight="bold" style:font-name-asian="Calibri1" style:font-size-asian="12pt" style:language-asian="ru" style:country-asian="RU" style:font-weight-asian="bold" style:font-name-complex="Times New Roman1" style:font-size-complex="12pt"/>
    </style:style>
    <style:style style:name="P9" style:family="paragraph" style:parent-style-name="Standard">
      <style:paragraph-properties fo:margin-top="0in" fo:margin-bottom="0in" style:contextual-spacing="false" fo:line-height="150%" fo:text-align="center" style:justify-single-word="false" fo:text-indent="0.3937in" style:auto-text-indent="false"/>
      <style:text-properties fo:font-size="12pt" style:font-name-asian="Calibri1" style:font-size-asian="12pt" style:language-asian="ru" style:country-asian="RU" style:font-name-complex="Times New Roman1" style:font-size-complex="12pt"/>
    </style:style>
    <style:style style:name="P10" style:family="paragraph" style:parent-style-name="Standard">
      <style:paragraph-properties fo:margin-top="0in" fo:margin-bottom="0in" style:contextual-spacing="false" fo:line-height="150%" fo:text-align="center" style:justify-single-word="false" fo:text-indent="0.3937in" style:auto-text-indent="false"/>
      <style:text-properties style:font-name-asian="Calibri1" style:language-asian="ru" style:country-asian="RU" style:font-name-complex="Times New Roman1" style:font-size-complex="14pt"/>
    </style:style>
    <style:style style:name="P11" style:family="paragraph" style:parent-style-name="Standard">
      <style:paragraph-properties fo:margin-top="0in" fo:margin-bottom="0in" style:contextual-spacing="false" fo:text-indent="0.3937in" style:auto-text-indent="false"/>
      <style:text-properties style:font-name-asian="Calibri1" style:language-asian="ru" style:country-asian="RU" style:font-name-complex="Times New Roman1" style:font-size-complex="14pt"/>
    </style:style>
    <style:style style:name="P12" style:family="paragraph" style:parent-style-name="Standard">
      <style:paragraph-properties fo:margin-top="0in" fo:margin-bottom="0in" style:contextual-spacing="false" fo:text-align="center" style:justify-single-word="false" fo:text-indent="0.3937in" style:auto-text-indent="false"/>
      <style:text-properties style:font-name-asian="Calibri1" style:language-asian="ru" style:country-asian="RU" style:font-name-complex="Times New Roman1" style:font-size-complex="14pt"/>
    </style:style>
    <style:style style:name="P13" style:family="paragraph" style:parent-style-name="Standard">
      <style:paragraph-properties fo:margin-top="0in" fo:margin-bottom="0in" style:contextual-spacing="false" fo:text-align="end" style:justify-single-word="false" fo:text-indent="0.3937in" style:auto-text-indent="false"/>
      <style:text-properties style:font-name-asian="Calibri1" style:language-asian="ru" style:country-asian="RU" style:font-name-complex="Times New Roman1" style:font-size-complex="14pt"/>
    </style:style>
    <style:style style:name="P14" style:family="paragraph" style:parent-style-name="Standard">
      <style:paragraph-properties fo:margin-top="0in" fo:margin-bottom="0in" style:contextual-spacing="false" fo:line-height="115%" fo:text-align="center" style:justify-single-word="false" fo:text-indent="0.3937in" style:auto-text-indent="false"/>
    </style:style>
    <style:style style:name="P15" style:family="paragraph" style:parent-style-name="Standard" style:list-style-name="">
      <style:paragraph-properties fo:margin-top="0in" fo:margin-bottom="0in" style:contextual-spacing="false" fo:line-height="115%" fo:text-align="center" style:justify-single-word="false" fo:text-indent="0.3937in" style:auto-text-indent="false"/>
    </style:style>
    <style:style style:name="P16" style:family="paragraph" style:parent-style-name="Standard">
      <style:paragraph-properties fo:margin-top="0in" fo:margin-bottom="0in" style:contextual-spacing="false" fo:text-align="center" style:justify-single-word="false" fo:text-indent="0.3937in" style:auto-text-indent="false"/>
      <style:text-properties fo:font-weight="bold" style:font-name-asian="Calibri1" style:language-asian="ru" style:country-asian="RU" style:font-weight-asian="bold" style:font-name-complex="Times New Roman1" style:font-size-complex="14pt"/>
    </style:style>
    <style:style style:name="P17" style:family="paragraph" style:parent-style-name="Standard">
      <style:paragraph-properties fo:margin-top="0in" fo:margin-bottom="0in" style:contextual-spacing="false" fo:text-indent="0.3937in" style:auto-text-indent="false"/>
      <style:text-properties fo:font-weight="bold" style:font-name-asian="Calibri1" style:language-asian="ru" style:country-asian="RU" style:font-weight-asian="bold" style:font-name-complex="Times New Roman1" style:font-size-complex="14pt"/>
    </style:style>
    <style:style style:name="P18" style:family="paragraph" style:parent-style-name="Standard">
      <style:text-properties fo:font-weight="bold" style:font-weight-asian="bold" style:font-name-complex="Times New Roman1" style:font-size-complex="14pt"/>
    </style:style>
    <style:style style:name="P19" style:family="paragraph" style:parent-style-name="Standard">
      <style:paragraph-properties fo:margin-top="0in" fo:margin-bottom="0in" style:contextual-spacing="false" fo:line-height="150%" fo:text-align="end" style:justify-single-word="false" fo:text-indent="0.3937in" style:auto-text-indent="false"/>
    </style:style>
    <style:style style:name="P20" style:family="paragraph" style:parent-style-name="Standard">
      <style:paragraph-properties fo:margin-top="0in" fo:margin-bottom="0in" style:contextual-spacing="false" fo:text-align="end" style:justify-single-word="false" fo:text-indent="0.3937in" style:auto-text-indent="false"/>
    </style:style>
    <style:style style:name="P21" style:family="paragraph" style:parent-style-name="Standard">
      <style:paragraph-properties fo:margin-top="0in" fo:margin-bottom="0in" style:contextual-spacing="false" fo:text-align="end" style:justify-single-word="false" fo:text-indent="0.3937in" style:auto-text-indent="false"/>
      <style:text-properties style:text-position="super 58%" fo:font-style="italic" style:font-name-asian="Calibri1" style:language-asian="ru" style:country-asian="RU" style:font-style-asian="italic" style:font-name-complex="Times New Roman1" style:font-size-complex="14pt"/>
    </style:style>
    <style:style style:name="P22" style:family="paragraph" style:parent-style-name="Standard">
      <style:paragraph-properties fo:text-align="center" style:justify-single-word="false" fo:text-indent="0.3937in" style:auto-text-indent="false"/>
      <style:text-properties style:font-name-complex="Times New Roman1"/>
    </style:style>
    <style:style style:name="P23" style:family="paragraph" style:parent-style-name="Standard">
      <style:paragraph-properties fo:text-indent="0.3937in" style:auto-text-indent="false"/>
      <style:text-properties style:font-name-complex="Times New Roman1"/>
    </style:style>
    <style:style style:name="P24" style:family="paragraph" style:parent-style-name="Standard">
      <style:text-properties style:font-name-complex="Times New Roman1"/>
    </style:style>
    <style:style style:name="P25" style:family="paragraph" style:parent-style-name="Standard">
      <style:paragraph-properties fo:text-indent="0.3937in" style:auto-text-indent="false"/>
    </style:style>
    <style:style style:name="P26" style:family="paragraph" style:parent-style-name="Standard">
      <style:paragraph-properties fo:text-align="justify" style:justify-single-word="false" fo:text-indent="0.4917in" style:auto-text-indent="false"/>
    </style:style>
    <style:style style:name="P27" style:family="paragraph" style:parent-style-name="Standard">
      <style:paragraph-properties fo:line-height="150%" fo:text-align="justify" style:justify-single-word="false"/>
      <style:text-properties fo:color="#ff0000" loext:opacity="100%" style:font-name-complex="Times New Roman1"/>
    </style:style>
    <style:style style:name="P28" style:family="paragraph" style:parent-style-name="Standard">
      <style:paragraph-properties fo:line-height="150%" fo:text-align="justify" style:justify-single-word="false" fo:text-indent="0.3937in" style:auto-text-indent="false"/>
      <style:text-properties fo:color="#ff0000" loext:opacity="100%" style:font-name-complex="Times New Roman1"/>
    </style:style>
    <style:style style:name="P29" style:family="paragraph" style:parent-style-name="Standard">
      <style:paragraph-properties fo:margin-top="0in" fo:margin-bottom="0in" style:contextual-spacing="false" fo:text-indent="0.3937in" style:auto-text-indent="false"/>
      <style:text-properties fo:language="en" fo:country="US" officeooo:rsid="001acaee" officeooo:paragraph-rsid="001acaee"/>
    </style:style>
    <style:style style:name="P30" style:family="paragraph" style:parent-style-name="Standard">
      <style:paragraph-properties fo:text-align="justify" style:justify-single-word="false" fo:text-indent="0.4917in" style:auto-text-indent="false"/>
      <style:text-properties officeooo:rsid="00199156" officeooo:paragraph-rsid="00199156"/>
    </style:style>
    <style:style style:name="P31" style:family="paragraph" style:parent-style-name="Standard">
      <style:paragraph-properties fo:margin-top="0in" fo:margin-bottom="0in" style:contextual-spacing="false" fo:text-indent="0.3937in" style:auto-text-indent="false"/>
      <style:text-properties officeooo:rsid="001a6c98" officeooo:paragraph-rsid="001a6c98"/>
    </style:style>
    <style:style style:name="P32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officeooo:paragraph-rsid="001be86d"/>
    </style:style>
    <style:style style:name="P33" style:family="paragraph" style:parent-style-name="Standard">
      <style:paragraph-properties fo:margin-top="0in" fo:margin-bottom="0in" style:contextual-spacing="false" fo:text-indent="0.3937in" style:auto-text-indent="false"/>
      <style:text-properties fo:color="#000000" loext:opacity="100%" fo:language="en" fo:country="US" officeooo:rsid="001f6b91" officeooo:paragraph-rsid="001f6b91" fo:background-color="transparent"/>
    </style:style>
    <style:style style:name="P34" style:family="paragraph" style:parent-style-name="Standard">
      <style:paragraph-properties fo:margin-top="0in" fo:margin-bottom="0in" style:contextual-spacing="false" fo:text-indent="0.3937in" style:auto-text-indent="false"/>
      <style:text-properties fo:color="#000000" loext:opacity="100%" fo:language="en" fo:country="US" officeooo:rsid="0025ada8" officeooo:paragraph-rsid="0025ada8" fo:background-color="transparent"/>
    </style:style>
    <style:style style:name="P35" style:family="paragraph" style:parent-style-name="Standard">
      <style:paragraph-properties fo:margin-top="0in" fo:margin-bottom="0in" style:contextual-spacing="false" fo:text-indent="0.3937in" style:auto-text-indent="false"/>
      <style:text-properties fo:color="#000000" loext:opacity="100%" fo:language="ru" fo:country="RU" officeooo:rsid="001acaee" officeooo:paragraph-rsid="001acaee" fo:background-color="transparent"/>
    </style:style>
    <style:style style:name="P36" style:family="paragraph" style:parent-style-name="Standard">
      <style:paragraph-properties fo:margin-top="0in" fo:margin-bottom="0in" style:contextual-spacing="false" fo:text-indent="0.3937in" style:auto-text-indent="false"/>
      <style:text-properties fo:color="#000000" loext:opacity="100%" fo:language="ru" fo:country="RU" officeooo:rsid="001acaee" officeooo:paragraph-rsid="001f6b91" fo:background-color="transparent"/>
    </style:style>
    <style:style style:name="P37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language="ru" fo:country="RU" officeooo:rsid="001d4829" officeooo:paragraph-rsid="001d4829"/>
    </style:style>
    <style:style style:name="P38" style:family="paragraph" style:parent-style-name="Standard">
      <style:paragraph-properties fo:margin-left="0in" fo:margin-right="0in" fo:margin-top="0in" fo:margin-bottom="0in" style:contextual-spacing="false"/>
      <style:text-properties fo:language="ru" fo:country="RU"/>
    </style:style>
    <style:style style:name="T1" style:family="text">
      <style:text-properties fo:font-size="12pt" fo:font-weight="bold" style:font-name-asian="Calibri1" style:font-size-asian="12pt" style:language-asian="ru" style:country-asian="RU" style:font-weight-asian="bold" style:font-name-complex="Times New Roman1" style:font-size-complex="12pt"/>
    </style:style>
    <style:style style:name="T2" style:family="text">
      <style:text-properties fo:font-size="12pt" style:font-name-asian="Calibri1" style:font-size-asian="12pt" style:language-asian="ru" style:country-asian="RU" style:font-name-complex="Times New Roman1" style:font-size-complex="12pt"/>
    </style:style>
    <style:style style:name="T3" style:family="text">
      <style:text-properties style:font-name-asian="Calibri1" style:language-asian="ru" style:country-asian="RU" style:font-name-complex="Times New Roman1" style:font-size-complex="14pt"/>
    </style:style>
    <style:style style:name="T4" style:family="text">
      <style:text-properties fo:font-weight="bold" style:font-name-asian="Calibri1" style:language-asian="ru" style:country-asian="RU" style:font-weight-asian="bold" style:font-name-complex="Times New Roman1" style:font-size-complex="14pt"/>
    </style:style>
    <style:style style:name="T5" style:family="text">
      <style:text-properties fo:font-weight="bold" style:font-weight-asian="bold" style:font-name-complex="Times New Roman1"/>
    </style:style>
    <style:style style:name="T6" style:family="text">
      <style:text-properties fo:font-weight="bold" style:font-weight-asian="bold" style:font-name-complex="Times New Roman1" style:font-size-complex="14pt"/>
    </style:style>
    <style:style style:name="T7" style:family="text">
      <style:text-properties fo:font-weight="bold" style:font-weight-asian="bold" style:font-name-complex="Times New Roman1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position="super 58%" fo:font-style="italic" style:font-name-asian="Calibri1" style:language-asian="ru" style:country-asian="RU" style:font-style-asian="italic" style:font-name-complex="Times New Roman1" style:font-size-complex="14pt"/>
    </style:style>
    <style:style style:name="T10" style:family="text">
      <style:text-properties fo:font-style="italic" style:font-name-asian="Calibri1" style:language-asian="ru" style:country-asian="RU" style:font-style-asian="italic" style:font-name-complex="Times New Roman1" style:font-size-complex="14pt"/>
    </style:style>
    <style:style style:name="T11" style:family="text">
      <style:text-properties style:font-name-complex="Times New Roman1"/>
    </style:style>
    <style:style style:name="T12" style:family="text">
      <style:text-properties style:font-name-complex="Times New Roman1" style:font-size-complex="14pt"/>
    </style:style>
    <style:style style:name="T13" style:family="text">
      <style:text-properties officeooo:rsid="00199156" style:font-name-complex="Times New Roman1" style:font-size-complex="14pt"/>
    </style:style>
    <style:style style:name="T14" style:family="text">
      <style:text-properties officeooo:rsid="001a6c98" style:font-name-complex="Times New Roman1" style:font-size-complex="14pt"/>
    </style:style>
    <style:style style:name="T15" style:family="text">
      <style:text-properties officeooo:rsid="001c1d06" style:font-name-complex="Times New Roman1" style:font-size-complex="14pt"/>
    </style:style>
    <style:style style:name="T16" style:family="text">
      <style:text-properties fo:color="#ff0000" loext:opacity="100%" style:font-name-complex="Times New Roman1"/>
    </style:style>
    <style:style style:name="T17" style:family="text">
      <style:text-properties fo:language="en" fo:country="US" style:font-name-complex="Times New Roman1" style:font-size-complex="14pt"/>
    </style:style>
    <style:style style:name="T18" style:family="text">
      <style:text-properties fo:language="en" fo:country="US" officeooo:rsid="001c1d06" style:font-name-complex="Times New Roman1" style:font-size-complex="14pt"/>
    </style:style>
    <style:style style:name="T19" style:family="text">
      <style:text-properties fo:language="en" fo:country="US" fo:font-style="italic" style:font-style-asian="italic" style:font-name-complex="Times New Roman1" style:font-size-complex="14pt" style:font-style-complex="italic"/>
    </style:style>
    <style:style style:name="T20" style:family="text">
      <style:text-properties officeooo:rsid="00199156" fo:background-color="#ffff00" loext:char-shading-value="0" style:font-name-asian="Calibri1" style:language-asian="ru" style:country-asian="RU" style:font-name-complex="Times New Roman1" style:font-size-complex="14pt"/>
    </style:style>
    <style:style style:name="T21" style:family="text">
      <style:text-properties fo:language="ru" fo:country="RU"/>
    </style:style>
    <style:style style:name="T22" style:family="text">
      <style:text-properties fo:language="ru" fo:country="RU" style:font-name-complex="Times New Roman1" style:font-size-complex="14pt"/>
    </style:style>
    <style:style style:name="T23" style:family="text">
      <style:text-properties officeooo:rsid="001f6b91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 loext:marker-style-name="T1">ЫЫ<text:span text:style-name="T1">МИНОБРНАУКИ РОССИИ</text:span><text:span text:style-name="T1"/></text:p>
      <text:p text:style-name="P8" loext:marker-style-name="T1"/>
      <text:p text:style-name="P5" loext:marker-style-name="T1"><text:span text:style-name="T1">ФЕДЕРАЛЬНОЕ ГОСУДАРСТВЕННОЕ БЮДЖЕТНОЕ ОБРАЗОВАТЕЛЬНОЕ </text:span><text:span text:style-name="T1"/></text:p>
      <text:p text:style-name="P5" loext:marker-style-name="T1"><text:span text:style-name="T1">УЧРЕЖДЕНИЕ ВЫСШЕГО ОБРАЗОВАНИЯ</text:span><text:span text:style-name="T1"/></text:p>
      <text:p text:style-name="P5" loext:marker-style-name="T1"><text:span text:style-name="T1">«НИЖЕГОРОДСКИЙ ГОСУДАРСТВЕННЫЙ ТЕХНИЧЕСКИЙ</text:span><text:span text:style-name="T1"/></text:p>
      <text:p text:style-name="P5" loext:marker-style-name="T1"><text:span text:style-name="T1"><text:s/>УНИВЕРСИТЕТ ИМ. Р.Е. АЛЕКСЕЕВА»</text:span><text:span text:style-name="T1"/></text:p>
      <text:p text:style-name="P5" loext:marker-style-name="T1"><text:span text:style-name="T1">(НГТУ)</text:span><text:span text:style-name="T1"/></text:p>
      <text:p text:style-name="P9" loext:marker-style-name="T2"/>
      <text:p text:style-name="P10" loext:marker-style-name="T3"/>
      <text:p text:style-name="P10" loext:marker-style-name="T3"/>
      <text:p text:style-name="P10" loext:marker-style-name="T3"/>
      <text:p text:style-name="P10" loext:marker-style-name="T3"/>
      <text:p text:style-name="P10" loext:marker-style-name="T3"/>
      <text:p text:style-name="P10" loext:marker-style-name="T3"/>
      <text:p text:style-name="P14" loext:marker-style-name="T3"><text:span text:style-name="T3">Институт радиоэлектроники и информационных технологий</text:span><text:span text:style-name="T3"/></text:p>
      <text:h text:style-name="P15" text:outline-level="1" loext:marker-style-name="T3"><text:span text:style-name="T3">Кафедра «Информационные радиосистемы»</text:span><text:span text:style-name="T3"/></text:h>
      <text:p text:style-name="P16" loext:marker-style-name="T4"/>
      <text:p text:style-name="P5" loext:marker-style-name="T4"><text:span text:style-name="T4">Контрольная работа по дисциплине </text:span><text:span text:style-name="T4"/></text:p>
      <text:p text:style-name="P5" loext:marker-style-name="T4"><text:span text:style-name="T4">«Системное программирование»</text:span><text:span text:style-name="T4"/></text:p>
      <text:p text:style-name="P11" loext:marker-style-name="T3"/>
      <text:p text:style-name="P12" loext:marker-style-name="T3"/>
      <text:p text:style-name="P12" loext:marker-style-name="T3"/>
      <text:p text:style-name="P12" loext:marker-style-name="T3"/>
      <text:p text:style-name="P12" loext:marker-style-name="T3"/>
      <text:p text:style-name="P12" loext:marker-style-name="T3"/>
      <text:p text:style-name="P12" loext:marker-style-name="T3"/>
      <text:p text:style-name="P19" loext:marker-style-name="T3"><text:span text:style-name="T3">Выполнил:</text:span><text:span text:style-name="T3"/></text:p>
      <text:p text:style-name="P20" loext:marker-style-name="T3"><text:span text:style-name="T3">Студент гр. 23-РЗ<text:tab/></text:span><text:span text:style-name="T20">____________</text:span></text:p>
      <text:p text:style-name="P21" loext:marker-style-name="T9"/>
      <text:p text:style-name="P20" loext:marker-style-name="T3"><text:span text:style-name="T3">Проверил:</text:span><text:span text:style-name="T3"/></text:p>
      <text:p text:style-name="P13" loext:marker-style-name="T3"/>
      <text:p text:style-name="P20" loext:marker-style-name="T3"><text:span text:style-name="T3">к.т.н., доцент кафедры ИРС Сидоров С.Б.</text:span><text:span text:style-name="T3"/></text:p>
      <text:p text:style-name="P20" loext:marker-style-name="T10"><text:span text:style-name="T9"><text:s text:c="64"/></text:span><text:span text:style-name="T10"><text:tab/></text:span></text:p>
      <text:p text:style-name="P17" loext:marker-style-name="T4"/>
      <text:p text:style-name="P17" loext:marker-style-name="T4"/>
      <text:p text:style-name="P17" loext:marker-style-name="T4"/>
      <text:p text:style-name="P17" loext:marker-style-name="T4"/>
      <text:p text:style-name="P17" loext:marker-style-name="T4"/>
      <text:p text:style-name="P17" loext:marker-style-name="T4"/>
      <text:p text:style-name="P17" loext:marker-style-name="T4"/>
      <text:p text:style-name="P17" loext:marker-style-name="T4"/>
      <text:p text:style-name="P17" loext:marker-style-name="T4"/>
      <text:p text:style-name="P5" loext:marker-style-name="T3"><text:span text:style-name="T3">Нижний Новгород</text:span><text:span text:style-name="T3"/></text:p>
      <text:p text:style-name="P5" loext:marker-style-name="T3"><text:span text:style-name="T3">2024</text:span><text:span text:style-name="T3"/></text:p>
      <text:p text:style-name="P7" loext:marker-style-name="T11"><text:soft-page-break/><text:span text:style-name="T11">Содержание</text:span><text:span text:style-name="T11"/></text:p>
      <text:p text:style-name="P22" loext:marker-style-name="T11"/>
      <text:p text:style-name="P25" loext:marker-style-name="T11"><text:span text:style-name="T11">1. Постановка задачи_________________________________________________3</text:span><text:span text:style-name="T11"/></text:p>
      <text:p text:style-name="P25" loext:marker-style-name="T11"><text:span text:style-name="T11">2. Архитектура программной системы __________________________________4</text:span><text:span text:style-name="T11"/></text:p>
      <text:p text:style-name="P25" loext:marker-style-name="T11"><text:span text:style-name="T11">3. Алгоритм обработки _______________________________________________5</text:span><text:span text:style-name="T11"/></text:p>
      <text:p text:style-name="P25" loext:marker-style-name="T11"><text:span text:style-name="T11">4. Приложение ______________________________________________________7</text:span><text:span text:style-name="T11"/></text:p>
      <text:p text:style-name="P23" loext:marker-style-name="T11"/>
      <text:p text:style-name="P23" loext:marker-style-name="T11"/>
      <text:p text:style-name="P23" loext:marker-style-name="T11"/>
      <text:p text:style-name="P23" loext:marker-style-name="T11"/>
      <text:p text:style-name="P23" loext:marker-style-name="T11"/>
      <text:p text:style-name="P23" loext:marker-style-name="T11"/>
      <text:p text:style-name="P23" loext:marker-style-name="T11"/>
      <text:p text:style-name="P23" loext:marker-style-name="T11"/>
      <text:p text:style-name="P23" loext:marker-style-name="T11"/>
      <text:p text:style-name="P23" loext:marker-style-name="T11"/>
      <text:p text:style-name="P23" loext:marker-style-name="T11"/>
      <text:p text:style-name="P23" loext:marker-style-name="T11"/>
      <text:p text:style-name="P23" loext:marker-style-name="T11"/>
      <text:p text:style-name="P23" loext:marker-style-name="T11"/>
      <text:p text:style-name="P23" loext:marker-style-name="T11"/>
      <text:p text:style-name="P23" loext:marker-style-name="T11"/>
      <text:p text:style-name="P24" loext:marker-style-name="T11"/>
      <text:p text:style-name="P23" loext:marker-style-name="T11"/>
      <text:p text:style-name="P23" loext:marker-style-name="T11"/>
      <text:p text:style-name="P23" loext:marker-style-name="T11"/>
      <text:p text:style-name="P23" loext:marker-style-name="T11"/>
      <text:p text:style-name="P23" loext:marker-style-name="T11"/>
      <text:p text:style-name="P24" loext:marker-style-name="T11"/>
      <text:p text:style-name="P24" loext:marker-style-name="T11"/>
      <text:p text:style-name="P23" loext:marker-style-name="T11"/>
      <text:p text:style-name="P23" loext:marker-style-name="T11"><text:soft-page-break/></text:p>
      <text:p text:style-name="P6" loext:marker-style-name="T5"><text:span text:style-name="T5">1. Постановка задачи</text:span><text:span text:style-name="T5"/></text:p>
      <text:p text:style-name="P26" loext:marker-style-name="T12"><text:span text:style-name="T12">Применяя парадигму абстрактных типов данных и инкрементную модель разработки, создать программную систему для решения поставленной<text:line-break/>задачи. Все исходные данные должны вводиться со стандартного<text:line-break/>устройства ввода (с клавиатуры), то есть запрашиваться у пользователя.<text:line-break/>Результаты обработки должны быть выданы на стандартное устройство<text:line-break/>вывода (дисплей). Кроме окончательного варианта программной системы<text:line-break/>должны быть предоставлены и её промежуточные версии.<text:line-break/><text:line-break/>Вариант </text:span><text:span text:style-name="T13">6</text:span></text:p>
      <text:p text:style-name="P30" loext:marker-style-name="T12"><text:span text:style-name="T12">Дан целочисленный массив </text:span><text:span text:style-name="T12"><draw:frame draw:style-name="fr1" draw:name="Объект1" text:anchor-type="as-char" svg:y="-0.1492in" svg:width="0.9736in" svg:height="0.2102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2"><text:s/></text:span><text:span text:style-name="T22">из </text:span><text:span text:style-name="T19">n</text:span><text:span text:style-name="T17"> </text:span><text:span text:style-name="T22">элементов. «Сожмите» массив, выбросив из него каждый второй элемент. Для решения задачи нельзя использовать дополнительный массив.</text:span></text:p>
      <text:p text:style-name="P27" loext:marker-style-name="T16"/>
      <text:p text:style-name="P28" loext:marker-style-name="T16"/>
      <text:p text:style-name="P28" loext:marker-style-name="T16"/>
      <text:p text:style-name="P28" loext:marker-style-name="T16"><text:bookmark text:name="_GoBack"/></text:p>
      <text:p text:style-name="P28" loext:marker-style-name="T16"/>
      <text:p text:style-name="P28" loext:marker-style-name="T16"/>
      <text:p text:style-name="P28" loext:marker-style-name="T16"/>
      <text:p text:style-name="P27" loext:marker-style-name="T16"/>
      <text:p text:style-name="P27" loext:marker-style-name="T16"/>
      <text:p text:style-name="P27" loext:marker-style-name="T16"/>
      <text:p text:style-name="P27" loext:marker-style-name="T16"/>
      <text:p text:style-name="P27" loext:marker-style-name="T16"/>
      <text:p text:style-name="P27" loext:marker-style-name="T16"/>
      <text:p text:style-name="P2" loext:marker-style-name="T6"><text:span text:style-name="T6">2. Архитектура программной системы</text:span><text:span text:style-name="T6"/></text:p>
      <text:p text:style-name="P18" loext:marker-style-name="T6"/>
      <text:p text:style-name="P31" loext:marker-style-name="T12"><text:span text:style-name="T12">Разберём, использованный для решения поставленной задачи, абстрактный тип данных.</text:span></text:p>
      <text:p text:style-name="P29">Application <text:span text:style-name="T21">состоит из двух полей, а именно:</text:span></text:p>
      <text:p text:style-name="P38"><text:tab/>int n;</text:p>
      <text:p text:style-name="P38"><text:tab/>std::vector&lt;int&gt; array;</text:p>
      <text:p text:style-name="P32"><text:span text:style-name="T14">По условию, n – количество элементов исходного массива. </text:span><text:span text:style-name="T15">Для хранения элементов массива, была применяется вектор из &lt;</text:span><text:span text:style-name="T18">vector&gt;. </text:span></text:p>
      <text:p text:style-name="P32"><text:span text:style-name="T18"/></text:p>
      <text:p text:style-name="P37"><text:span text:style-name="T15"><text:tab/></text:span><text:span text:style-name="T12">В качестве основных функций в приложении, можно выделить:</text:span></text:p>
      <text:p text:style-name="P37"><text:span text:style-name="T12"/></text:p>
      <text:p text:style-name="P35">int app_run(Application&amp; app);</text:p>
      <text:p text:style-name="P35">bool app_begin(Application&amp; app);</text:p>
      <text:p text:style-name="P35">bool app_process(Application&amp; app);</text:p>
      <text:p text:style-name="P35">bool app_end(Application&amp; app);</text:p>
      <text:p text:style-name="P35"/>
      <text:p text:style-name="P33">app_run – <text:span text:style-name="T21">отвечает за запуск приложения в функции </text:span>main<text:span text:style-name="T21">, принимая на вход ссылку на переменную </text:span>app <text:span text:style-name="T21">по типу АТД. В </text:span>main <text:span text:style-name="T21">возвращается целочисленное значение, в качестве индикации успешности исполнения приложения.</text:span></text:p>
      <text:p text:style-name="P36">app_begin — <text:span text:style-name="T23">отвечает за запрос данных у пользователя — т. е. За заполнение вектора.</text:span></text:p>
      <text:p text:style-name="P34">app_process – <text:span text:style-name="T21">отвечает за «сжатие» массива данных.</text:span></text:p>
      <text:p text:style-name="P34">app_end – <text:span text:style-name="T21">отвечает за отображение пользователю получившегося массива данных.</text:span></text:p>
      <text:p text:style-name="P34"><text:span text:style-name="T21"/></text:p>
      <text:p text:style-name="P33"><text:span text:style-name="T21"/></text:p>
      <text:p text:style-name="P37"><text:span text:style-name="T12"/></text:p>
      <text:p text:style-name="P29"><text:span text:style-name="T21"/></text:p>
      <text:p text:style-name="P3" loext:marker-style-name="T6"><text:span text:style-name="T6">3. Алгоритм обработки</text:span><text:span text:style-name="T6"/></text:p>
      <text:p text:style-name="P4" loext:marker-style-name="T12"><text:span text:style-name="T1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, 'Courier New', monospac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letter-kerning="false" style:font-size-asian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letter-kerning="false" style:font-size-asian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letter-kerning="false" style:font-size-asian="14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3937in" fo:margin-bottom="0.4917in" fo:margin-left="0.5909in" fo:margin-right="0.5902in" style:writing-mode="lr-tb" style:layout-grid-color="#c0c0c0" style:layout-grid-lines="40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егор корнилов</meta:initial-creator>
    <meta:editing-cycles>25</meta:editing-cycles>
    <meta:creation-date>2024-09-14T09:58:00</meta:creation-date>
    <dc:date>2024-11-22T18:28:30.138000000</dc:date>
    <meta:editing-duration>PT9H11M56S</meta:editing-duration>
    <meta:generator>LibreOffice/24.2.3.2$Windows_X86_64 LibreOffice_project/433d9c2ded56988e8a90e6b2e771ee4e6a5ab2ba</meta:generator>
    <meta:document-statistic meta:table-count="0" meta:image-count="0" meta:object-count="1" meta:page-count="5" meta:paragraph-count="42" meta:word-count="261" meta:character-count="2378" meta:non-whitespace-character-count="2078"/>
    <meta:user-defined meta:name="AppVersion">16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text>{</mtext>
      <msub>
        <mi>a</mi>
        <mn>1</mn>
      </msub>
      <mi>,</mi>
      <msub>
        <mi>a</mi>
        <mn>2</mn>
      </msub>
      <mi>,</mi>
      <mn>...</mn>
      <mi>,</mi>
      <msub>
        <mi>a</mi>
        <mi>n</mi>
      </msub>
      <mtext>}</mtext>
    </mrow>
    <annotation encoding="StarMath 5.0">{"{" a_1, a_2, ... , a_n "}"}</annotation>
  </semantics>
</math>
</file>